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D0000001A56892912.gif"/>
  <manifest:file-entry manifest:media-type="image/gif" manifest:full-path="Pictures/100002000000024B000000703D617EFE.gif"/>
  <manifest:file-entry manifest:media-type="image/gif" manifest:full-path="Pictures/100002000000005700000024BB1489D4.gif"/>
  <manifest:file-entry manifest:media-type="image/gif" manifest:full-path="Pictures/1000020000000155000001443B9700B1.gif"/>
  <manifest:file-entry manifest:media-type="image/gif" manifest:full-path="Pictures/10000200000000D8000000224C6E6256.gif"/>
  <manifest:file-entry manifest:media-type="image/gif" manifest:full-path="Pictures/10000200000001970000001F9BEF341C.gif"/>
  <manifest:file-entry manifest:media-type="image/gif" manifest:full-path="Pictures/10000200000000680000001FA711CA43.gif"/>
  <manifest:file-entry manifest:media-type="image/gif" manifest:full-path="Pictures/100002000000003E00000026F850032A.gif"/>
  <manifest:file-entry manifest:media-type="image/gif" manifest:full-path="Pictures/10000200000000D200000020C87649CE.gif"/>
  <manifest:file-entry manifest:media-type="image/gif" manifest:full-path="Pictures/100002000000004F0000002AB22D8A2C.gif"/>
  <manifest:file-entry manifest:media-type="image/gif" manifest:full-path="Pictures/10000200000002B000000055587D9168.gif"/>
  <manifest:file-entry manifest:media-type="image/gif" manifest:full-path="Pictures/100002000000001F00000022B05D5663.gif"/>
  <manifest:file-entry manifest:media-type="image/png" manifest:full-path="Pictures/10000201000001BA000000B84AF2EE68.png"/>
  <manifest:file-entry manifest:media-type="image/gif" manifest:full-path="Pictures/10000200000000DE000000298055739C.gif"/>
  <manifest:file-entry manifest:media-type="image/png" manifest:full-path="Pictures/10000201000001C80000006CF68DA7E1.png"/>
  <manifest:file-entry manifest:media-type="image/png" manifest:full-path="Pictures/10000201000000F2000001502C2F7554.png"/>
  <manifest:file-entry manifest:media-type="image/gif" manifest:full-path="Pictures/10000200000000630000001F3201B86E.gif"/>
  <manifest:file-entry manifest:media-type="image/gif" manifest:full-path="Pictures/10000200000000520000002A6DE8B73E.gif"/>
  <manifest:file-entry manifest:media-type="image/gif" manifest:full-path="Pictures/10000200000000260000002220613899.gif"/>
  <manifest:file-entry manifest:media-type="image/gif" manifest:full-path="Pictures/100002000000001C00000026732141D6.gif"/>
  <manifest:file-entry manifest:media-type="image/gif" manifest:full-path="Pictures/100002000000009D000000206AB615C3.gif"/>
  <manifest:file-entry manifest:media-type="image/gif" manifest:full-path="Pictures/1000020000000066000000245797DB1E.gif"/>
  <manifest:file-entry manifest:media-type="image/png" manifest:full-path="Pictures/10000201000001CD0000007064439466.png"/>
  <manifest:file-entry manifest:media-type="image/gif" manifest:full-path="Pictures/100002000000006300000026F503CDF8.gif"/>
  <manifest:file-entry manifest:media-type="image/gif" manifest:full-path="Pictures/1000020000000094000000305008D5BD.gif"/>
  <manifest:file-entry manifest:media-type="image/gif" manifest:full-path="Pictures/1000020000000015000000182D345494.gif"/>
  <manifest:file-entry manifest:media-type="image/gif" manifest:full-path="Pictures/100002000000006E0000001F7BA4EA02.gif"/>
  <manifest:file-entry manifest:media-type="image/gif" manifest:full-path="Pictures/100002000000035300000050D178DDFA.gif"/>
  <manifest:file-entry manifest:media-type="image/gif" manifest:full-path="Pictures/1000020000000018000000228A7D706C.gif"/>
  <manifest:file-entry manifest:media-type="image/png" manifest:full-path="Pictures/10000201000001B30000003B170B52AB.png"/>
  <manifest:file-entry manifest:media-type="image/gif" manifest:full-path="Pictures/10000200000000420000002229C9BEE9.gif"/>
  <manifest:file-entry manifest:media-type="image/gif" manifest:full-path="Pictures/100002000000001A00000025629FDC31.gif"/>
  <manifest:file-entry manifest:media-type="image/gif" manifest:full-path="Pictures/10000200000001120000002481CE7D27.gif"/>
  <manifest:file-entry manifest:media-type="image/gif" manifest:full-path="Pictures/100002000000005C0000001E740CE86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5cm" fo:min-width="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cm" fo:min-width="0.4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cm" fo:min-width="6.193cm"/>
    </style:style>
    <style:style style:name="gr8" style:family="graphic" style:parent-style-name="standard">
      <style:graphic-properties draw:fill="none" draw:fill-color="#ffffff" draw:textarea-vertical-align="middle" draw:auto-grow-height="false" fo:min-height="0.749cm" fo:min-width="0.499cm"/>
    </style:style>
    <style:style style:name="gr9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marker-end="Arrow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803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803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05cm"/>
    </style:style>
    <style:style style:name="gr17" style:family="graphic" style:parent-style-name="standard">
      <style:graphic-properties draw:stroke="none" draw:fill="none" draw:fill-color="#ffffff" fo:min-height="0.637cm"/>
    </style:style>
    <style:style style:name="gr18" style:family="graphic" style:parent-style-name="standard">
      <style:graphic-properties draw:fill="solid" draw:fill-color="#99ccff" draw:opacity="50%" draw:textarea-horizontal-align="justify" draw:textarea-vertical-align="middle" draw:auto-grow-height="false" draw:shadow-opacity="50%"/>
    </style:style>
    <style:style style:name="gr19" style:family="graphic" style:parent-style-name="standard">
      <style:graphic-properties draw:marker-start="Arrow" draw:fill="solid" draw:fill-color="#99ccff" draw:textarea-horizontal-align="center" draw:textarea-vertical-align="middle"/>
    </style:style>
    <style:style style:name="gr20" style:family="graphic" style:parent-style-name="standard">
      <style:graphic-properties draw:stroke="none" draw:fill="none" draw:fill-color="#99ccff" fo:min-height="0.637cm"/>
    </style:style>
    <style:style style:name="gr21" style:family="graphic" style:parent-style-name="standard">
      <style:graphic-properties draw:stroke="none" draw:fill="none" draw:fill-color="#99ccff" fo:min-height="0.25cm"/>
    </style:style>
    <style:style style:name="pr1" style:family="presentation" style:parent-style-name="標準-subtitle">
      <style:graphic-properties draw:fill-color="#ffffff" fo:min-height="17.685cm"/>
    </style:style>
    <style:style style:name="pr2" style:family="presentation" style:parent-style-name="標準-notes">
      <style:graphic-properties draw:fill-color="#ffffff" draw:auto-grow-height="true" fo:min-height="13.365cm"/>
    </style:style>
    <style:style style:name="pr3" style:family="presentation" style:parent-style-name="標準-title">
      <style:graphic-properties draw:auto-grow-height="true" fo:min-height="2.741cm"/>
    </style:style>
    <style:style style:name="pr4" style:family="presentation" style:parent-style-name="標準-notes">
      <style:graphic-properties draw:fill-color="#ffffff" fo:min-height="13.114cm"/>
    </style:style>
    <style:style style:name="pr5" style:family="presentation" style:parent-style-name="標準-title">
      <style:graphic-properties fo:min-height="3.256cm"/>
    </style:style>
    <style:style style:name="pr6" style:family="presentation" style:parent-style-name="標準-outline1">
      <style:graphic-properties fo:min-height="13.61cm"/>
    </style:style>
    <style:style style:name="pr7" style:family="presentation" style:parent-style-name="標準-title">
      <style:graphic-properties draw:auto-grow-height="true" fo:min-height="2.999cm"/>
    </style:style>
    <style:style style:name="pr8" style:family="presentation" style:parent-style-name="標準-title">
      <style:graphic-properties draw:auto-grow-height="true" fo:min-height="7.663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star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style:font-size-asian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Introduction</text:p>
            <text:p/>
            <text:p>Boltzmann Machin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3" draw:layer="layout" svg:width="14.6cm" svg:height="2.741cm" svg:x="6.4cm" svg:y="1.259cm" presentation:class="title" presentation:user-transformed="true">
          <draw:text-box>
            <text:p>Evaluating DBM's</text:p>
          </draw:text-box>
        </draw:frame>
        <draw:frame draw:style-name="gr2" draw:text-style-name="P1" draw:layer="layout" svg:width="5.714cm" svg:height="0.899cm" svg:x="4.886cm" svg:y="6.354cm">
          <draw:image xlink:href="Pictures/10000200000000D8000000224C6E6256.gif" xlink:type="simple" xlink:show="embed" xlink:actuate="onLoad">
            <text:p/>
          </draw:image>
        </draw:frame>
        <draw:frame draw:style-name="gr2" draw:text-style-name="P1" draw:layer="layout" svg:width="5.555cm" svg:height="0.846cm" svg:x="4.845cm" svg:y="8.054cm">
          <draw:image xlink:href="Pictures/10000200000000D200000020C87649CE.gif" xlink:type="simple" xlink:show="embed" xlink:actuate="onLoad">
            <text:p/>
          </draw:image>
        </draw:frame>
        <draw:frame draw:style-name="gr2" draw:text-style-name="P1" draw:layer="layout" svg:width="5.714cm" svg:height="0.899cm" svg:x="1cm" svg:y="21.5cm">
          <draw:image xlink:href="Pictures/10000200000000D8000000224C6E6256.gif" xlink:type="simple" xlink:show="embed" xlink:actuate="onLoad">
            <text:p/>
          </draw:image>
        </draw:frame>
        <draw:frame draw:style-name="gr2" draw:text-style-name="P1" draw:layer="layout" svg:width="10.768cm" svg:height="0.819cm" svg:x="7.732cm" svg:y="21.5cm">
          <draw:image xlink:href="Pictures/10000200000001970000001F9BEF341C.gif" xlink:type="simple" xlink:show="embed" xlink:actuate="onLoad">
            <text:p/>
          </draw:image>
        </draw:frame>
        <draw:custom-shape draw:style-name="gr3" draw:text-style-name="P1" draw:layer="layout" svg:width="0.9cm" svg:height="3cm" svg:x="10.8cm" svg:y="6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layer="layout" svg:width="2.314cm" svg:height="0.886cm" svg:x="11.9cm" svg:y="7.214cm">
          <draw:text-box>
            <text:p>を定義</text:p>
          </draw:text-box>
        </draw:frame>
        <draw:frame draw:style-name="gr5" draw:text-style-name="P2" draw:layer="layout" svg:width="2cm" svg:height="1.098cm" svg:x="2.9cm" svg:y="9.5cm">
          <draw:text-box>
            <text:p><text:span text:style-name="T1">AIS</text:span></text:p>
          </draw:text-box>
        </draw:frame>
        <draw:frame draw:style-name="gr4" draw:text-style-name="P2" draw:layer="layout" svg:width="5.582cm" svg:height="1.098cm" svg:x="2.8cm" svg:y="4.7cm">
          <draw:text-box>
            <text:p><text:span text:style-name="T1">確率密度関数</text:span></text:p>
          </draw:text-box>
        </draw:frame>
        <draw:g>
          <draw:frame draw:style-name="gr2" draw:text-style-name="P1" draw:layer="layout" svg:width="2.301cm" svg:height="0.952cm" svg:x="21.699cm" svg:y="11.048cm">
            <draw:image xlink:href="Pictures/100002000000005700000024BB1489D4.gif" xlink:type="simple" xlink:show="embed" xlink:actuate="onLoad">
              <text:p/>
            </draw:image>
          </draw:frame>
          <draw:frame draw:style-name="gr2" draw:text-style-name="P1" draw:layer="layout" svg:width="2.805cm" svg:height="0.942cm" svg:x="17.595cm" svg:y="10.881cm">
            <draw:image xlink:href="Pictures/10000200000000680000001FA711CA43.gif" xlink:type="simple" xlink:show="embed" xlink:actuate="onLoad">
              <text:p/>
            </draw:image>
          </draw:frame>
          <draw:frame draw:style-name="gr2" draw:text-style-name="P1" draw:layer="layout" svg:width="2.669cm" svg:height="0.942cm" svg:x="8.064cm" svg:y="10.903cm">
            <draw:image xlink:href="Pictures/10000200000000630000001F3201B86E.gif" xlink:type="simple" xlink:show="embed" xlink:actuate="onLoad">
              <text:p/>
            </draw:image>
          </draw:frame>
          <draw:frame draw:style-name="gr2" draw:text-style-name="P1" draw:layer="layout" svg:width="2.481cm" svg:height="0.912cm" svg:x="4.867cm" svg:y="11.003cm">
            <draw:image xlink:href="Pictures/100002000000005C0000001E740CE86A.gif" xlink:type="simple" xlink:show="embed" xlink:actuate="onLoad">
              <text:p/>
            </draw:image>
          </draw:frame>
          <draw:frame draw:style-name="gr6" draw:text-style-name="P3" draw:layer="layout" svg:width="0.952cm" svg:height="1.02cm" svg:x="7.246cm" svg:y="11.064cm">
            <draw:text-box>
              <text:p><text:span text:style-name="T2">と</text:span></text:p>
            </draw:text-box>
          </draw:frame>
          <draw:frame draw:style-name="gr7" draw:text-style-name="P3" draw:layer="layout" svg:width="7.383cm" svg:height="1.02cm" svg:x="10.614cm" svg:y="11.064cm">
            <draw:text-box>
              <text:p><text:span text:style-name="T2">となる中間確率分布の数列</text:span></text:p>
            </draw:text-box>
          </draw:frame>
          <draw:frame draw:style-name="gr7" draw:text-style-name="P3" draw:layer="layout" svg:width="1.982cm" svg:height="1.02cm" svg:x="20.318cm" svg:y="11.064cm">
            <draw:text-box>
              <text:p><text:span text:style-name="T2">から</text:span></text:p>
            </draw:text-box>
          </draw:frame>
          <draw:frame draw:style-name="gr7" draw:text-style-name="P3" draw:layer="layout" svg:width="2.382cm" svg:height="1.02cm" svg:x="23.918cm" svg:y="11.064cm">
            <draw:text-box>
              <text:p><text:span text:style-name="T2">を推定</text:span></text:p>
            </draw:text-box>
          </draw:frame>
        </draw:g>
        <draw:g>
          <draw:frame draw:style-name="gr2" draw:text-style-name="P1" draw:layer="layout" svg:width="1.639cm" svg:height="1.004cm" svg:x="14.761cm" svg:y="12.9cm">
            <draw:image xlink:href="Pictures/100002000000003E00000026F850032A.gif" xlink:type="simple" xlink:show="embed" xlink:actuate="onLoad">
              <text:p/>
            </draw:image>
          </draw:frame>
          <draw:frame draw:style-name="gr2" draw:text-style-name="P1" draw:layer="layout" svg:width="2.805cm" svg:height="0.942cm" svg:x="8.4cm" svg:y="12.958cm">
            <draw:image xlink:href="Pictures/10000200000000680000001FA711CA43.gif" xlink:type="simple" xlink:show="embed" xlink:actuate="onLoad">
              <text:p/>
            </draw:image>
          </draw:frame>
          <draw:frame draw:style-name="gr4" draw:text-style-name="P3" draw:layer="layout" svg:width="3.88cm" svg:height="0.814cm" svg:x="11cm" svg:y="13.1cm">
            <draw:text-box>
              <text:p><text:span text:style-name="T2">は非正規確率</text:span></text:p>
            </draw:text-box>
          </draw:frame>
          <draw:frame draw:style-name="gr4" draw:text-style-name="P3" draw:layer="layout" svg:width="3.88cm" svg:height="0.814cm" svg:x="4.701cm" svg:y="13.1cm">
            <draw:text-box>
              <text:p><text:span text:style-name="T2">中間確率分布</text:span></text:p>
            </draw:text-box>
          </draw:frame>
          <draw:frame draw:style-name="gr4" draw:text-style-name="P3" draw:layer="layout" svg:width="5.235cm" svg:height="0.814cm" svg:x="16.4cm" svg:y="13cm">
            <draw:text-box>
              <text:p><text:span text:style-name="T2">を容易に評価できる</text:span></text:p>
            </draw:text-box>
          </draw:frame>
        </draw:g>
        <draw:custom-shape draw:style-name="gr8" draw:text-style-name="P1" draw:layer="layout" svg:width="0.5cm" svg:height="5cm" svg:x="4cm" svg:y="1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4" draw:layer="layout" svg:width="18.013cm" svg:height="0.814cm" svg:x="3.5cm" svg:y="15cm">
          <draw:text-box>
            <text:list text:style-name="L1">
              <text:list-item>
                <text:list>
                  <text:list-header>
                    <text:p text:style-name="P4"><text:span text:style-name="T2">テストデータの対数確率上で下限の良い推定が獲得できることを許す</text:span></text:p>
                  </text:list-header>
                </text:list>
              </text:list-item>
            </text:list>
          </draw:text-box>
        </draw:frame>
        <draw:frame draw:style-name="gr4" draw:id="id2" draw:layer="layout" svg:width="3.677cm" svg:height="0.886cm" svg:x="16.923cm" svg:y="5.114cm">
          <draw:text-box>
            <text:p>非正規確率</text:p>
          </draw:text-box>
        </draw:frame>
        <draw:frame draw:style-name="gr4" draw:id="id4" draw:layer="layout" svg:width="3.042cm" svg:height="0.886cm" svg:x="16.9cm" svg:y="6.3cm">
          <draw:text-box>
            <text:p>分配関数</text:p>
          </draw:text-box>
        </draw:frame>
        <draw:custom-shape draw:style-name="gr9" draw:text-style-name="P1" draw:id="id3" draw:layer="layout" svg:width="1cm" svg:height="1.1cm" svg:x="9.5cm" svg:y="6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id="id1" draw:layer="layout" svg:width="2cm" svg:height="1.1cm" svg:x="7.5cm" svg:y="6.2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8.5cm" svg:y1="6.2cm" svg:x2="16.923cm" svg:y2="5.557cm" draw:start-shape="id1" draw:start-glue-point="0" draw:end-shape="id2" draw:end-glue-point="3" svg:d="m8500 6200v-643h8423">
          <text:p/>
        </draw:connector>
        <draw:connector draw:style-name="gr10" draw:text-style-name="P1" draw:layer="layout" svg:x1="10.5cm" svg:y1="6.75cm" svg:x2="16.9cm" svg:y2="6.743cm" draw:start-shape="id3" draw:start-glue-point="1" draw:end-shape="id4" draw:end-glue-point="3" svg:d="m10500 6750h3200v-7h3200">
          <text:p/>
        </draw:connecto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Evaluating DBM's</text:p>
          </draw:text-box>
        </draw:frame>
        <draw:frame presentation:style-name="pr6" draw:layer="layout" svg:width="25.199cm" svg:height="2cm" svg:x="1.171cm" svg:y="18.4cm" presentation:class="outline" presentation:placeholder="true" presentation:user-transformed="true">
          <draw:text-box/>
        </draw:frame>
        <draw:frame draw:style-name="gr2" draw:text-style-name="P1" draw:layer="layout" svg:width="15.342cm" svg:height="2.08cm" svg:x="3.2cm" svg:y="6.32cm">
          <draw:image xlink:href="Pictures/10000201000001B30000003B170B52AB.png" xlink:type="simple" xlink:show="embed" xlink:actuate="onLoad">
            <text:p/>
          </draw:image>
        </draw:frame>
        <draw:frame draw:style-name="gr4" draw:text-style-name="P5" draw:layer="layout" svg:width="9.803cm" svg:height="0.886cm" svg:x="1.9cm" svg:y="5.114cm">
          <draw:text-box>
            <text:p><text:span text:style-name="T3">隠れ層が２層の</text:span><text:span text:style-name="T3">boltzmann machine</text:span></text:p>
          </draw:text-box>
        </draw:frame>
        <draw:g>
          <draw:frame draw:style-name="gr2" draw:text-style-name="P1" draw:layer="layout" svg:width="4.153cm" svg:height="0.846cm" svg:x="1.847cm" svg:y="11.254cm">
            <draw:image xlink:href="Pictures/100002000000009D000000206AB615C3.gif" xlink:type="simple" xlink:show="embed" xlink:actuate="onLoad">
              <text:p/>
            </draw:image>
          </draw:frame>
          <draw:frame draw:style-name="gr2" draw:text-style-name="P1" draw:layer="layout" svg:width="7.249cm" svg:height="0.952cm" svg:x="1.8cm" svg:y="13.248cm">
            <draw:image xlink:href="Pictures/10000200000001120000002481CE7D27.gif" xlink:type="simple" xlink:show="embed" xlink:actuate="onLoad">
              <text:p/>
            </draw:image>
          </draw:frame>
          <draw:custom-shape draw:style-name="gr3" draw:text-style-name="P1" draw:layer="layout" svg:width="1cm" svg:height="3.5cm" svg:x="9.4cm" svg:y="10.9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g>
            <draw:frame draw:style-name="gr2" draw:text-style-name="P1" draw:layer="layout" svg:width="2.618cm" svg:height="1.004cm" svg:x="18.193cm" svg:y="12.153cm">
              <draw:image xlink:href="Pictures/100002000000006300000026F503CDF8.gif" xlink:type="simple" xlink:show="embed" xlink:actuate="onLoad">
                <text:p/>
              </draw:image>
            </draw:frame>
            <draw:frame draw:style-name="gr11" draw:layer="layout" svg:width="12.5cm" svg:height="0.886cm" svg:x="10.593cm" svg:y="12.257cm">
              <draw:text-box>
                <text:p>足し合わせると非正規確率 <text:s text:c="13"/>を推定</text:p>
              </draw:text-box>
            </draw:frame>
          </draw:g>
        </draw:g>
        <draw:frame draw:style-name="gr2" draw:text-style-name="P1" draw:layer="layout" svg:width="22.515cm" svg:height="2.116cm" svg:x="2.485cm" svg:y="16.084cm">
          <draw:image xlink:href="Pictures/100002000000035300000050D178DDFA.gif" xlink:type="simple" xlink:show="embed" xlink:actuate="onLoad">
            <text:p/>
          </draw:image>
        </draw:frame>
        <draw:g>
          <draw:frame draw:style-name="gr2" draw:text-style-name="P1" draw:layer="layout" svg:width="0.634cm" svg:height="0.899cm" svg:x="6.974cm" svg:y="15.019cm">
            <draw:image xlink:href="Pictures/1000020000000018000000228A7D706C.gif" xlink:type="simple" xlink:show="embed" xlink:actuate="onLoad">
              <text:p/>
            </draw:image>
          </draw:frame>
          <draw:frame draw:style-name="gr12" draw:text-style-name="P5" draw:layer="layout" svg:width="13.303cm" svg:height="0.886cm" svg:x="1.597cm" svg:y="15.014cm">
            <draw:text-box>
              <text:p><text:span text:style-name="T3">パラメータ化された　　による中間分布の数列</text:span></text:p>
            </draw:text-box>
          </draw:frame>
        </draw:g>
        <draw:frame draw:style-name="gr2" draw:text-style-name="P1" draw:layer="layout" svg:width="7.9cm" svg:height="7.5cm" svg:x="18.7cm" svg:y="3.5cm">
          <draw:image xlink:href="Pictures/1000020000000155000001443B9700B1.gif" xlink:type="simple" xlink:show="embed" xlink:actuate="onLoad">
            <text:p/>
          </draw:image>
        </draw:frame>
        <draw:custom-shape draw:style-name="gr9" draw:text-style-name="P1" draw:id="id5" draw:layer="layout" svg:width="3cm" svg:height="1cm" svg:x="19.8cm" svg:y="9.4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9.8cm" svg:y1="9.9cm" svg:x2="4.4cm" svg:y2="7.9cm" draw:start-shape="id5" draw:start-glue-point="3" draw:end-shape="id6" draw:end-glue-point="2" svg:d="m19800 9900h-15400v-2000">
          <text:p/>
        </draw:connector>
        <draw:custom-shape draw:style-name="gr9" draw:text-style-name="P1" draw:id="id6" draw:layer="layout" svg:width="2cm" svg:height="1cm" svg:x="3.4cm" svg:y="6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g>
          <draw:frame draw:style-name="gr2" draw:text-style-name="P1" draw:layer="layout" svg:width="1.004cm" svg:height="0.943cm" svg:x="3.805cm" svg:y="8.357cm">
            <draw:image xlink:href="Pictures/10000200000000260000002220613899.gif" xlink:type="simple" xlink:show="embed" xlink:actuate="onLoad">
              <text:p/>
            </draw:image>
          </draw:frame>
          <draw:frame draw:style-name="gr14" draw:text-style-name="P5" draw:layer="layout" svg:width="19.803cm" svg:height="0.886cm" svg:x="1.697cm" svg:y="8.4cm">
            <draw:text-box>
              <text:p><text:span text:style-name="T3">逆温度 <text:s text:c="3"/>を</text:span><text:span text:style-name="T3">0</text:span><text:span text:style-name="T3">から</text:span><text:span text:style-name="T3">1</text:span><text:span text:style-name="T3">へと徐々に変化</text:span><text:span text:style-name="T3">(</text:span><text:span text:style-name="T3">シミュレーティッドアニーリング</text:span><text:span text:style-name="T3">)</text:span></text:p>
            </draw:text-box>
          </draw:frame>
        </draw:g>
        <draw:frame presentation:style-name="pr5" draw:layer="layout" svg:width="25.199cm" svg:height="3.256cm" svg:x="1.4cm" svg:y="0.962cm" presentation:class="title" presentation:user-transformed="true">
          <draw:text-box>
            <text:p>Evaluating DBM's</text:p>
          </draw:text-box>
        </draw:frame>
        <draw:frame presentation:style-name="pr6" draw:layer="layout" svg:width="25.199cm" svg:height="2cm" svg:x="1.171cm" svg:y="18.4cm" presentation:class="outline" presentation:placeholder="true" presentation:user-transformed="true">
          <draw:text-box/>
        </draw:frame>
        <draw:frame draw:style-name="gr2" draw:text-style-name="P1" draw:layer="layout" svg:width="22.515cm" svg:height="2.116cm" svg:x="3.785cm" svg:y="5.8cm">
          <draw:image xlink:href="Pictures/100002000000035300000050D178DDFA.gif" xlink:type="simple" xlink:show="embed" xlink:actuate="onLoad">
            <text:p/>
          </draw:image>
        </draw:frame>
        <draw:g>
          <draw:frame draw:style-name="gr2" draw:text-style-name="P1" draw:layer="layout" svg:width="0.634cm" svg:height="0.899cm" svg:x="7.177cm" svg:y="4.701cm">
            <draw:image xlink:href="Pictures/1000020000000018000000228A7D706C.gif" xlink:type="simple" xlink:show="embed" xlink:actuate="onLoad">
              <text:p/>
            </draw:image>
          </draw:frame>
          <draw:frame draw:style-name="gr12" draw:text-style-name="P5" draw:layer="layout" svg:width="13.303cm" svg:height="0.886cm" svg:x="1.8cm" svg:y="4.696cm">
            <draw:text-box>
              <text:p><text:span text:style-name="T3">パラメータ化された　　による中間分布の数列</text:span></text:p>
            </draw:text-box>
          </draw:frame>
        </draw:g>
        <draw:g>
          <draw:frame draw:style-name="gr2" draw:text-style-name="P1" draw:layer="layout" svg:width="10.5cm" svg:height="4.37cm" svg:x="10.1cm" svg:y="12.8cm">
            <draw:image xlink:href="Pictures/10000201000001BA000000B84AF2EE68.png" xlink:type="simple" xlink:show="embed" xlink:actuate="onLoad">
              <text:p/>
            </draw:image>
          </draw:frame>
          <draw:frame draw:style-name="gr2" draw:text-style-name="P1" draw:layer="layout" svg:width="2.089cm" svg:height="1.11cm" svg:x="2.011cm" svg:y="14.4cm">
            <draw:image xlink:href="Pictures/100002000000004F0000002AB22D8A2C.gif" xlink:type="simple" xlink:show="embed" xlink:actuate="onLoad">
              <text:p/>
            </draw:image>
          </draw:frame>
          <draw:custom-shape draw:style-name="gr3" draw:text-style-name="P1" draw:layer="layout" svg:width="0.5cm" svg:height="4cm" svg:x="9.6cm" svg:y="13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5" draw:text-style-name="P1" draw:layer="layout" svg:width="4.5cm" svg:height="1.5cm" svg:x="4.6cm" svg:y="14.2cm">
            <text:p/>
            <draw:enhanced-geometry svg:viewBox="0 0 21600 21600" draw:text-areas="?f7 ?f0 21600 ?f2" draw:type="left-arrow" draw:modifiers="3896.73405909798 7022.51832111925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4" draw:layer="layout" svg:width="17.27cm" svg:height="0.886cm" svg:x="1.73cm" svg:y="11.514cm">
          <draw:text-box>
            <text:p>式(11)(12)(13)を用いてギブス遷移のオペレータを直接導き出す</text:p>
          </draw:text-box>
        </draw:frame>
        <draw:frame draw:style-name="gr4" draw:layer="layout" svg:width="11.885cm" svg:height="0.886cm" svg:x="1.73cm" svg:y="9.514cm">
          <draw:text-box>
            <text:p>単一モデルから複合モデルへと変化させる</text:p>
          </draw:text-box>
        </draw:frame>
        <draw:g>
          <draw:frame draw:style-name="gr2" draw:text-style-name="P1" draw:layer="layout" svg:width="7cm" svg:height="7cm" svg:x="19.6cm" svg:y="9.8cm">
            <draw:image xlink:href="Pictures/1000020000000155000001443B9700B1.gif" xlink:type="simple" xlink:show="embed" xlink:actuate="onLoad">
              <text:p/>
            </draw:image>
          </draw:frame>
          <draw:custom-shape draw:style-name="gr9" draw:text-style-name="P1" draw:layer="layout" svg:width="6.682cm" svg:height="3.333cm" svg:x="19.918cm" svg:y="13.467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 presentation:placeholder="true">
          <draw:text-box/>
        </draw:frame>
        <draw:frame presentation:style-name="pr6" draw:layer="layout" svg:width="25.199cm" svg:height="2.274cm" svg:x="1.301cm" svg:y="18cm" presentation:class="outline" presentation:placeholder="true" presentation:user-transformed="true">
          <draw:text-box/>
        </draw:frame>
        <draw:frame draw:style-name="gr2" draw:text-style-name="P1" draw:layer="layout" svg:width="16.083cm" svg:height="3.808cm" svg:x="6.4cm" svg:y="13.3cm">
          <draw:image xlink:href="Pictures/10000201000001C80000006CF68DA7E1.png" xlink:type="simple" xlink:show="embed" xlink:actuate="onLoad">
            <text:p/>
          </draw:image>
        </draw:frame>
        <draw:g>
          <draw:frame draw:style-name="gr2" draw:text-style-name="P1" draw:layer="layout" svg:width="0.687cm" svg:height="0.978cm" svg:x="5.313cm" svg:y="6.022cm">
            <draw:image xlink:href="Pictures/100002000000001A00000025629FDC31.gif" xlink:type="simple" xlink:show="embed" xlink:actuate="onLoad">
              <text:p/>
            </draw:image>
          </draw:frame>
          <draw:frame draw:style-name="gr4" draw:layer="layout" svg:width="3.817cm" svg:height="0.886cm" svg:x="1.571cm" svg:y="6.071cm">
            <draw:text-box>
              <text:p>テストケース</text:p>
            </draw:text-box>
          </draw:frame>
        </draw:g>
        <draw:g>
          <draw:g>
            <draw:frame draw:style-name="gr2" draw:text-style-name="P1" draw:layer="layout" svg:width="0.74cm" svg:height="1.004cm" svg:x="5.501cm" svg:y="4.5cm">
              <draw:image xlink:href="Pictures/100002000000001C00000026732141D6.gif" xlink:type="simple" xlink:show="embed" xlink:actuate="onLoad">
                <text:p/>
              </draw:image>
            </draw:frame>
            <draw:frame draw:style-name="gr4" draw:layer="layout" svg:width="4.312cm" svg:height="0.886cm" svg:x="1.4cm" svg:y="4.629cm">
              <draw:text-box>
                <text:p>大域分配関数</text:p>
              </draw:text-box>
            </draw:frame>
          </draw:g>
          <draw:frame draw:style-name="gr4" draw:layer="layout" svg:width="2.314cm" svg:height="0.886cm" svg:x="6.186cm" svg:y="4.6cm">
            <draw:text-box>
              <text:p>を推定</text:p>
            </draw:text-box>
          </draw:frame>
        </draw:g>
        <draw:frame draw:style-name="gr2" draw:text-style-name="P1" draw:layer="layout" svg:width="15.53cm" svg:height="2.962cm" svg:x="6.77cm" svg:y="7.638cm">
          <draw:image xlink:href="Pictures/100002000000024B000000703D617EFE.gif" xlink:type="simple" xlink:show="embed" xlink:actuate="onLoad">
            <text:p/>
          </draw:image>
        </draw:frame>
        <draw:g>
          <draw:frame draw:style-name="gr16" draw:layer="layout" svg:width="18.82cm" svg:height="0.886cm" svg:x="1.68cm" svg:y="11.535cm">
            <draw:text-box>
              <text:p>式(7)にテストケース <text:s text:c="4"/>のデータを与えると変分パラメータの下限は</text:p>
            </draw:text-box>
          </draw:frame>
          <draw:frame draw:style-name="gr2" draw:text-style-name="P1" draw:layer="layout" svg:width="0.687cm" svg:height="0.978cm" svg:x="7.344cm" svg:y="11.557cm">
            <draw:image xlink:href="Pictures/100002000000001A00000025629FDC31.gif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 presentation:placeholder="true">
          <draw:text-box/>
        </draw:frame>
        <draw:frame draw:style-name="gr2" draw:text-style-name="P1" draw:layer="layout" svg:width="16.083cm" svg:height="3.808cm" svg:x="7cm" svg:y="6.6cm">
          <draw:image xlink:href="Pictures/10000201000001C80000006CF68DA7E1.png" xlink:type="simple" xlink:show="embed" xlink:actuate="onLoad">
            <text:p/>
          </draw:image>
        </draw:frame>
        <draw:g>
          <draw:frame draw:style-name="gr16" draw:layer="layout" svg:width="18.82cm" svg:height="0.886cm" svg:x="2.98cm" svg:y="5cm">
            <draw:text-box>
              <text:p>式(7)にテストケース <text:s text:c="4"/>のデータを与えると変分パラメータの下限は</text:p>
            </draw:text-box>
          </draw:frame>
          <draw:frame draw:style-name="gr2" draw:text-style-name="P1" draw:layer="layout" svg:width="0.687cm" svg:height="0.978cm" svg:x="8.644cm" svg:y="5.022cm">
            <draw:image xlink:href="Pictures/100002000000001A00000025629FDC31.gif" xlink:type="simple" xlink:show="embed" xlink:actuate="onLoad">
              <text:p/>
            </draw:image>
          </draw:frame>
        </draw:g>
        <draw:g>
          <draw:frame draw:style-name="gr2" draw:text-style-name="P1" draw:layer="layout" svg:width="3.915cm" svg:height="1.269cm" svg:x="5.216cm" svg:y="10.7cm">
            <draw:image xlink:href="Pictures/1000020000000094000000305008D5BD.gif" xlink:type="simple" xlink:show="embed" xlink:actuate="onLoad">
              <text:p/>
            </draw:image>
          </draw:frame>
          <draw:frame draw:style-name="gr4" draw:layer="layout" svg:width="9.769cm" svg:height="0.886cm" svg:x="2.731cm" svg:y="10.841cm">
            <draw:text-box>
              <text:p>ここで、 <text:s text:c="21"/>を定義する</text:p>
            </draw:text-box>
          </draw:frame>
        </draw:g>
        <draw:frame draw:style-name="gr2" draw:text-style-name="P1" draw:layer="layout" svg:width="17.8cm" svg:height="1.8cm" svg:x="4.7cm" svg:y="13.4cm">
          <draw:image xlink:href="Pictures/10000200000002B000000055587D9168.gif" xlink:type="simple" xlink:show="embed" xlink:actuate="onLoad">
            <text:p/>
          </draw:image>
        </draw:frame>
        <draw:g>
          <draw:g>
            <draw:frame draw:style-name="gr2" draw:text-style-name="P1" draw:layer="layout" svg:width="0.687cm" svg:height="0.978cm" svg:x="6.442cm" svg:y="11.9cm">
              <draw:image xlink:href="Pictures/100002000000001A00000025629FDC31.gif" xlink:type="simple" xlink:show="embed" xlink:actuate="onLoad">
                <text:p/>
              </draw:image>
            </draw:frame>
            <draw:frame draw:style-name="gr4" draw:layer="layout" svg:width="3.817cm" svg:height="0.886cm" svg:x="2.7cm" svg:y="11.949cm">
              <draw:text-box>
                <text:p>テストケース</text:p>
              </draw:text-box>
            </draw:frame>
          </draw:g>
          <draw:frame draw:style-name="gr4" draw:layer="layout" svg:width="9.824cm" svg:height="0.886cm" svg:x="7.1cm" svg:y="11.914cm">
            <draw:text-box>
              <text:p>について下限に平均場更新方程式</text:p>
            </draw:text-box>
          </draw:frame>
        </draw:g>
        <draw:g>
          <draw:frame draw:style-name="gr4" draw:layer="layout" svg:width="13.765cm" svg:height="0.886cm" svg:x="2.7cm" svg:y="15.6cm">
            <draw:text-box>
              <text:p>を使って関連した変分パラメータ <text:s text:c="4"/>の値を最大化</text:p>
            </draw:text-box>
          </draw:frame>
          <draw:frame draw:style-name="gr2" draw:text-style-name="P1" draw:layer="layout" svg:width="0.555cm" svg:height="0.634cm" svg:x="11.641cm" svg:y="15.695cm">
            <draw:image xlink:href="Pictures/1000020000000015000000182D345494.gif" xlink:type="simple" xlink:show="embed" xlink:actuate="onLoad">
              <text:p/>
            </draw:image>
          </draw:frame>
        </draw:g>
        <draw:g>
          <draw:frame draw:style-name="gr2" draw:text-style-name="P1" draw:layer="layout" svg:width="0.766cm" svg:height="0.687cm" svg:x="6.275cm" svg:y="17.985cm">
            <draw:image xlink:href="Pictures/100002000000001D0000001A56892912.gif" xlink:type="simple" xlink:show="embed" xlink:actuate="onLoad">
              <text:p/>
            </draw:image>
          </draw:frame>
          <draw:frame draw:style-name="gr4" draw:layer="layout" svg:width="12.241cm" svg:height="0.886cm" svg:x="2.7cm" svg:y="17.979cm">
            <draw:text-box>
              <text:p>隠れ素子層 <text:s text:c="4"/>の状態を足し合わせることで</text:p>
            </draw:text-box>
          </draw:frame>
        </draw:g>
        <draw:g draw:id="id8">
          <draw:frame draw:style-name="gr2" draw:text-style-name="P1" draw:layer="layout" svg:width="0.508cm" svg:height="0.978cm" svg:x="6.342cm" svg:y="19.122cm">
            <draw:image xlink:href="Pictures/100002000000001A00000025629FDC31.gif" xlink:type="simple" xlink:show="embed" xlink:actuate="onLoad">
              <text:p/>
            </draw:image>
          </draw:frame>
          <draw:frame draw:style-name="gr17" draw:layer="layout" svg:width="12cm" svg:height="0.887cm" svg:x="2.6cm" svg:y="19.1cm">
            <draw:text-box>
              <text:p>テストデータ <text:s text:c="4"/>の対数確率の下限を獲得</text:p>
            </draw:text-box>
          </draw:frame>
        </draw:g>
        <draw:custom-shape draw:style-name="gr18" draw:text-style-name="P1" draw:id="id7" draw:layer="layout" svg:width="12cm" svg:height="4cm" svg:x="10.9cm" svg:y="6.4cm">
          <text:p/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line-skew="2.599cm" svg:x1="22.9cm" svg:y1="8.4cm" svg:x2="14.6cm" svg:y2="19.6cm" draw:start-shape="id7" draw:start-glue-point="1" draw:end-shape="id8" draw:end-glue-point="1" svg:d="m22900 8400h3100v11200h-11400">
          <text:p/>
        </draw:connector>
        <draw:frame draw:style-name="gr2" draw:text-style-name="P1" draw:layer="layout" svg:width="7.5cm" svg:height="7.5cm" svg:x="17.5cm" svg:y="10.6cm">
          <draw:image xlink:href="Pictures/1000020000000155000001443B9700B1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 presentation:placeholder="true">
          <draw:text-box/>
        </draw:frame>
        <draw:frame draw:style-name="gr2" draw:text-style-name="P1" draw:layer="layout" svg:width="6.5cm" svg:height="1.199cm" svg:x="3.6cm" svg:y="5.901cm">
          <draw:image xlink:href="Pictures/10000200000000DE000000298055739C.gif" xlink:type="simple" xlink:show="embed" xlink:actuate="onLoad">
            <text:p/>
          </draw:image>
        </draw:frame>
        <draw:frame draw:style-name="gr2" draw:text-style-name="P1" draw:layer="layout" svg:width="5.39cm" svg:height="7.001cm" svg:x="20.6cm" svg:y="6.2cm">
          <draw:image xlink:href="Pictures/10000201000000F2000001502C2F7554.png" xlink:type="simple" xlink:show="embed" xlink:actuate="onLoad">
            <text:p/>
          </draw:image>
        </draw:frame>
        <draw:frame draw:style-name="gr2" draw:text-style-name="P1" draw:layer="layout" svg:width="16.083cm" svg:height="3.808cm" svg:x="3.417cm" svg:y="7.492cm">
          <draw:image xlink:href="Pictures/10000201000001C80000006CF68DA7E1.png" xlink:type="simple" xlink:show="embed" xlink:actuate="onLoad">
            <text:p/>
          </draw:image>
        </draw:frame>
        <draw:frame draw:style-name="gr20" draw:layer="layout" svg:width="6.733cm" svg:height="0.887cm" svg:x="3.2cm" svg:y="11.812cm">
          <draw:text-box>
            <text:p>モデルの持つ分配関数</text:p>
          </draw:text-box>
        </draw:frame>
        <draw:frame draw:style-name="gr2" draw:text-style-name="P1" draw:layer="layout" svg:width="0.819cm" svg:height="0.899cm" svg:x="9.604cm" svg:y="11.8cm">
          <draw:image xlink:href="Pictures/100002000000001F00000022B05D5663.gif" xlink:type="simple" xlink:show="embed" xlink:actuate="onLoad">
            <text:p/>
          </draw:image>
        </draw:frame>
        <draw:g>
          <draw:frame draw:style-name="gr21" draw:layer="layout" svg:width="10.5cm" svg:height="0.886cm" svg:x="3.2cm" svg:y="13.099cm">
            <draw:text-box>
              <text:p>テストデータ <text:s text:c="4"/>の対数確率上の下限</text:p>
            </draw:text-box>
          </draw:frame>
          <draw:frame draw:style-name="gr2" draw:text-style-name="P1" draw:layer="layout" svg:width="0.687cm" svg:height="0.978cm" svg:x="6.945cm" svg:y="13.021cm">
            <draw:image xlink:href="Pictures/100002000000001A00000025629FDC31.gif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7" draw:layer="layout" svg:width="14.6cm" svg:height="2.999cm" svg:x="6.5cm" svg:y="1.001cm" presentation:class="title" presentation:user-transformed="true">
          <draw:text-box>
            <text:p>Evaluating DBM's</text:p>
          </draw:text-box>
        </draw:frame>
        <draw:frame presentation:style-name="pr6" draw:layer="layout" svg:width="25.199cm" svg:height="2.274cm" svg:x="1.4cm" svg:y="16.5cm" presentation:class="outline" presentation:placeholder="true" presentation:user-transformed="true">
          <draw:text-box/>
        </draw:frame>
        <draw:frame draw:style-name="gr2" draw:text-style-name="P1" draw:layer="layout" svg:width="10.768cm" svg:height="0.819cm" svg:x="16.3cm" svg:y="9.8cm">
          <draw:image xlink:href="Pictures/10000200000001970000001F9BEF341C.gif" xlink:type="simple" xlink:show="embed" xlink:actuate="onLoad">
            <text:p/>
          </draw:image>
        </draw:frame>
        <draw:frame draw:style-name="gr2" draw:text-style-name="P1" draw:layer="layout" svg:width="5.714cm" svg:height="0.899cm" svg:x="21.186cm" svg:y="3.901cm">
          <draw:image xlink:href="Pictures/10000200000000D8000000224C6E6256.gif" xlink:type="simple" xlink:show="embed" xlink:actuate="onLoad">
            <text:p/>
          </draw:image>
        </draw:frame>
        <draw:frame draw:style-name="gr2" draw:text-style-name="P1" draw:layer="layout" svg:width="5.555cm" svg:height="0.846cm" svg:x="21.345cm" svg:y="5.3cm">
          <draw:image xlink:href="Pictures/10000200000000D200000020C87649CE.gif" xlink:type="simple" xlink:show="embed" xlink:actuate="onLoad">
            <text:p/>
          </draw:image>
        </draw:frame>
        <draw:frame draw:style-name="gr2" draw:text-style-name="P1" draw:layer="layout" svg:width="2.169cm" svg:height="1.11cm" svg:x="21.231cm" svg:y="6.8cm">
          <draw:image xlink:href="Pictures/10000200000000520000002A6DE8B73E.gif" xlink:type="simple" xlink:show="embed" xlink:actuate="onLoad">
            <text:p/>
          </draw:image>
        </draw:frame>
        <draw:frame draw:style-name="gr2" draw:text-style-name="P1" draw:layer="layout" svg:width="2.089cm" svg:height="1.11cm" svg:x="23.4cm" svg:y="6.8cm">
          <draw:image xlink:href="Pictures/100002000000004F0000002AB22D8A2C.gif" xlink:type="simple" xlink:show="embed" xlink:actuate="onLoad">
            <text:p/>
          </draw:image>
        </draw:frame>
        <draw:frame draw:style-name="gr2" draw:text-style-name="P1" draw:layer="layout" svg:width="1.639cm" svg:height="1.004cm" svg:x="25.4cm" svg:y="6.8cm">
          <draw:image xlink:href="Pictures/100002000000003E00000026F850032A.gif" xlink:type="simple" xlink:show="embed" xlink:actuate="onLoad">
            <text:p/>
          </draw:image>
        </draw:frame>
        <draw:frame draw:style-name="gr2" draw:text-style-name="P1" draw:layer="layout" svg:width="16.26cm" svg:height="3.949cm" svg:x="1.44cm" svg:y="12.051cm">
          <draw:image xlink:href="Pictures/10000201000001CD0000007064439466.png" xlink:type="simple" xlink:show="embed" xlink:actuate="onLoad">
            <text:p/>
          </draw:image>
        </draw:frame>
        <draw:frame draw:style-name="gr2" draw:text-style-name="P1" draw:layer="layout" svg:width="2.301cm" svg:height="0.952cm" svg:x="14.2cm" svg:y="3.9cm">
          <draw:image xlink:href="Pictures/100002000000005700000024BB1489D4.gif" xlink:type="simple" xlink:show="embed" xlink:actuate="onLoad">
            <text:p/>
          </draw:image>
        </draw:frame>
        <draw:frame draw:style-name="gr2" draw:text-style-name="P1" draw:layer="layout" svg:width="0.819cm" svg:height="0.899cm" svg:x="17.7cm" svg:y="6.501cm">
          <draw:image xlink:href="Pictures/100002000000001F00000022B05D5663.gif" xlink:type="simple" xlink:show="embed" xlink:actuate="onLoad">
            <text:p/>
          </draw:image>
        </draw:frame>
        <draw:frame draw:style-name="gr2" draw:text-style-name="P1" draw:layer="layout" svg:width="1.004cm" svg:height="0.899cm" svg:x="19.196cm" svg:y="6.4cm">
          <draw:image xlink:href="Pictures/10000200000000260000002220613899.gif" xlink:type="simple" xlink:show="embed" xlink:actuate="onLoad">
            <text:p/>
          </draw:image>
        </draw:frame>
        <draw:frame draw:style-name="gr2" draw:text-style-name="P1" draw:layer="layout" svg:width="1.745cm" svg:height="0.899cm" svg:x="15.455cm" svg:y="6.4cm">
          <draw:image xlink:href="Pictures/10000200000000420000002229C9BEE9.gif" xlink:type="simple" xlink:show="embed" xlink:actuate="onLoad">
            <text:p/>
          </draw:image>
        </draw:frame>
        <draw:frame draw:style-name="gr2" draw:text-style-name="P1" draw:layer="layout" svg:width="3cm" svg:height="1.004cm" svg:x="17.3cm" svg:y="5cm">
          <draw:image xlink:href="Pictures/100002000000006300000026F503CDF8.gif" xlink:type="simple" xlink:show="embed" xlink:actuate="onLoad">
            <text:p/>
          </draw:image>
        </draw:frame>
        <draw:frame draw:style-name="gr2" draw:text-style-name="P1" draw:layer="layout" svg:width="5.873cm" svg:height="1.084cm" svg:x="14.2cm" svg:y="7.6cm">
          <draw:image xlink:href="Pictures/10000200000000DE000000298055739C.gif" xlink:type="simple" xlink:show="embed" xlink:actuate="onLoad">
            <text:p/>
          </draw:image>
        </draw:frame>
        <draw:frame draw:style-name="gr2" draw:text-style-name="P1" draw:layer="layout" svg:width="2.698cm" svg:height="0.952cm" svg:x="14.302cm" svg:y="5.1cm">
          <draw:image xlink:href="Pictures/1000020000000066000000245797DB1E.gif" xlink:type="simple" xlink:show="embed" xlink:actuate="onLoad">
            <text:p/>
          </draw:image>
        </draw:frame>
        <draw:frame draw:style-name="gr2" draw:text-style-name="P1" draw:layer="layout" svg:width="2.909cm" svg:height="0.819cm" svg:x="17.291cm" svg:y="3.9cm">
          <draw:image xlink:href="Pictures/100002000000006E0000001F7BA4EA02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8" draw:layer="layout" svg:width="25.199cm" svg:height="7.663cm" svg:x="1.4cm" svg:y="0.001cm" presentation:class="title">
          <draw:text-box>
            <text:p>Evaluating DBM's</text:p>
          </draw:text-box>
        </draw:frame>
        <draw:frame presentation:style-name="pr6" draw:layer="layout" svg:width="25.199cm" svg:height="2.274cm" svg:x="1.4cm" svg:y="16.5cm" presentation:class="outline" presentation:placeholder="true" presentation:user-transformed="true">
          <draw:text-box/>
        </draw:frame>
        <draw:frame draw:style-name="gr2" draw:text-style-name="P1" draw:layer="layout" svg:width="2.301cm" svg:height="0.952cm" svg:x="3.362cm" svg:y="5.691cm">
          <draw:image xlink:href="Pictures/100002000000005700000024BB1489D4.gif" xlink:type="simple" xlink:show="embed" xlink:actuate="onLoad">
            <text:p/>
          </draw:image>
        </draw:frame>
        <draw:frame draw:style-name="gr2" draw:text-style-name="P1" draw:layer="layout" svg:width="0.819cm" svg:height="0.899cm" svg:x="7.703cm" svg:y="5.5cm">
          <draw:image xlink:href="Pictures/100002000000001F00000022B05D5663.gif" xlink:type="simple" xlink:show="embed" xlink:actuate="onLoad">
            <text:p/>
          </draw:image>
        </draw:frame>
        <draw:frame draw:style-name="gr2" draw:text-style-name="P1" draw:layer="layout" svg:width="1.004cm" svg:height="0.899cm" svg:x="15.996cm" svg:y="7.441cm">
          <draw:image xlink:href="Pictures/10000200000000260000002220613899.gif" xlink:type="simple" xlink:show="embed" xlink:actuate="onLoad">
            <text:p/>
          </draw:image>
        </draw:frame>
        <draw:frame draw:style-name="gr2" draw:text-style-name="P1" draw:layer="layout" svg:width="10.768cm" svg:height="0.819cm" svg:x="3cm" svg:y="7.622cm">
          <draw:image xlink:href="Pictures/10000200000001970000001F9BEF341C.gif" xlink:type="simple" xlink:show="embed" xlink:actuate="onLoad">
            <text:p/>
          </draw:image>
        </draw:frame>
        <draw:frame draw:style-name="gr2" draw:text-style-name="P1" draw:layer="layout" svg:width="5.714cm" svg:height="0.899cm" svg:x="18cm" svg:y="5.542cm">
          <draw:image xlink:href="Pictures/10000200000000D8000000224C6E6256.gif" xlink:type="simple" xlink:show="embed" xlink:actuate="onLoad">
            <text:p/>
          </draw:image>
        </draw:frame>
        <draw:frame draw:style-name="gr2" draw:text-style-name="P1" draw:layer="layout" svg:width="5.555cm" svg:height="0.846cm" svg:x="10.945cm" svg:y="5.595cm">
          <draw:image xlink:href="Pictures/10000200000000D200000020C87649CE.gif" xlink:type="simple" xlink:show="embed" xlink:actuate="onLoad">
            <text:p/>
          </draw:image>
        </draw:frame>
        <draw:frame draw:style-name="gr2" draw:text-style-name="P1" draw:layer="layout" svg:width="1.745cm" svg:height="0.899cm" svg:x="2.755cm" svg:y="12.5cm">
          <draw:image xlink:href="Pictures/10000200000000420000002229C9BEE9.gif" xlink:type="simple" xlink:show="embed" xlink:actuate="onLoad">
            <text:p/>
          </draw:image>
        </draw:frame>
        <draw:frame draw:style-name="gr2" draw:text-style-name="P1" draw:layer="layout" svg:width="2.169cm" svg:height="1.11cm" svg:x="22.331cm" svg:y="9.941cm">
          <draw:image xlink:href="Pictures/10000200000000520000002A6DE8B73E.gif" xlink:type="simple" xlink:show="embed" xlink:actuate="onLoad">
            <text:p/>
          </draw:image>
        </draw:frame>
        <draw:frame draw:style-name="gr2" draw:text-style-name="P1" draw:layer="layout" svg:width="2.089cm" svg:height="1.11cm" svg:x="18.5cm" svg:y="9.941cm">
          <draw:image xlink:href="Pictures/100002000000004F0000002AB22D8A2C.gif" xlink:type="simple" xlink:show="embed" xlink:actuate="onLoad">
            <text:p/>
          </draw:image>
        </draw:frame>
        <draw:frame draw:style-name="gr2" draw:text-style-name="P1" draw:layer="layout" svg:width="1.639cm" svg:height="1.004cm" svg:x="15.5cm" svg:y="9.941cm">
          <draw:image xlink:href="Pictures/100002000000003E00000026F850032A.gif" xlink:type="simple" xlink:show="embed" xlink:actuate="onLoad">
            <text:p/>
          </draw:image>
        </draw:frame>
        <draw:frame draw:style-name="gr2" draw:text-style-name="P1" draw:layer="layout" svg:width="3cm" svg:height="1.004cm" svg:x="11cm" svg:y="9.941cm">
          <draw:image xlink:href="Pictures/100002000000006300000026F503CDF8.gif" xlink:type="simple" xlink:show="embed" xlink:actuate="onLoad">
            <text:p/>
          </draw:image>
        </draw:frame>
        <draw:frame draw:style-name="gr2" draw:text-style-name="P1" draw:layer="layout" svg:width="5.873cm" svg:height="1.084cm" svg:x="2.627cm" svg:y="9.857cm">
          <draw:image xlink:href="Pictures/10000200000000DE000000298055739C.gif" xlink:type="simple" xlink:show="embed" xlink:actuate="onLoad">
            <text:p/>
          </draw:image>
        </draw:frame>
        <draw:frame draw:style-name="gr2" draw:text-style-name="P1" draw:layer="layout" svg:width="2.698cm" svg:height="0.952cm" svg:x="22.302cm" svg:y="7.489cm">
          <draw:image xlink:href="Pictures/1000020000000066000000245797DB1E.gif" xlink:type="simple" xlink:show="embed" xlink:actuate="onLoad">
            <text:p/>
          </draw:image>
        </draw:frame>
        <draw:frame draw:style-name="gr2" draw:text-style-name="P1" draw:layer="layout" svg:width="2.909cm" svg:height="0.819cm" svg:x="18.091cm" svg:y="7.441cm">
          <draw:image xlink:href="Pictures/100002000000006E0000001F7BA4EA02.gif" xlink:type="simple" xlink:show="embed" xlink:actuate="onLoad">
            <text:p/>
          </draw:image>
        </draw:frame>
        <draw:frame draw:style-name="gr2" draw:text-style-name="P1" draw:layer="layout" svg:width="16.26cm" svg:height="3.949cm" svg:x="10.24cm" svg:y="12cm">
          <draw:image xlink:href="Pictures/10000201000001CD00000070644394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IPA モナー P明朝'" style:font-family-generic="roman" style:font-pitch="variable" fo:font-size="24pt" fo:language="en" fo:country="US" style:font-family-asian="'IPA モナー Pゴシック'" style:font-family-generic-asian="system" style:font-pitch-asian="variable" style:font-size-asian="24pt" style:language-asian="ja" style:country-asian="JP" style:font-family-complex="'IPA モナー P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IPA モナー Pゴシック'" style:font-family-generic="roman" style:font-pitch="variable" fo:font-size="18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18pt" style:font-style-asian="normal" style:font-weight-asian="normal" style:font-family-complex="'IPA モナー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IPA モナー Pゴシック'" style:font-family-generic="roman" style:font-pitch="variable" fo:font-size="20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20pt" style:font-style-asian="normal" style:font-weight-asian="normal" style:font-family-complex="'IPA モナー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IPA モナー Pゴシック'" style:font-family-generic="roman" style:font-pitch="variable" fo:font-size="32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32pt" style:font-style-asian="normal" style:font-weight-asian="normal" style:font-family-complex="'IPA モナー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IPA モナー Pゴシック'" style:font-family-generic="roman" style:font-pitch="variable" fo:font-size="32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32pt" style:font-style-asian="normal" style:font-weight-asian="normal" style:font-family-complex="'IPA モナー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IPA モナー Pゴシック'" style:font-family-generic="roman" style:font-pitch="variable" fo:font-size="44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44pt" style:font-style-asian="normal" style:font-weight-asian="normal" style:font-family-complex="'IPA モナー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kitaka Shiogai</meta:initial-creator>
    <meta:creation-date>2011-10-14T16:50:08</meta:creation-date>
    <meta:editing-duration>PT23H47M23S</meta:editing-duration>
    <meta:editing-cycles>502</meta:editing-cycles>
    <dc:date>2011-10-24T17:34:00</dc:date>
    <dc:creator>Akitaka Shiogai</dc:creator>
    <meta:generator>OpenOffice.org/3.1$Linux OpenOffice.org_project/310m19$Build-9420</meta:generator>
    <meta:document-statistic meta:object-count="194"/>
  </office:meta>
</office:document-meta>
</file>